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</office:automatic-styles>
  <office:body>
    <office:text>
      <text:p text:style-name="Title">Faith, Hearing and the Power of Music in Devotional Music of the Spanish Empire</text:p>
      <text:p text:style-name="Author">Andrew A. Cashner</text:p>
      <text:p text:style-name="Text_20_body"><text:span text:style-name="Source_Text">[figure:Galan-Oigan-coloratio]</text:span></text:p>
      <text:p text:style-name="Text_20_body">Galán, <text:span text:style-name="T1">Oigan</text:span><text:span text:style-name="T2"> </text:span><text:span text:style-name="T3">todos</text:span><text:span text:style-name="T4"> </text:span><text:span text:style-name="T5">del</text:span><text:span text:style-name="T6"> </text:span><text:span text:style-name="T7">ave</text:span> (D-Mbs: Mus. ms. 2893), Tiple I-2, end of estribillo: Ironic play of coloration</text:p>
      <text:p text:style-name="Text_20_body"><text:span text:style-name="Source_Text">[figure:Covarrubias-Emblemas-202-ears-thorns]</text:span></text:p>
      <text:p text:style-name="Text_20_body">"Make a hedge around your ears with thorns," from Sebastián de Covarrubias Orozco,<text:note text:id="ftn0" text:note-class="footnote"><text:note-citation>1</text:note-citation><text:note-body><text:p text:style-name="Footnote"><text:span text:style-name="T8">Emblemas</text:span><text:span text:style-name="T9"> </text:span><text:span text:style-name="T10">morales</text:span> (Madrid, 1610).</text:p></text:note-body></text:note> 202</text:p>
      <text:p text:style-name="Text_20_body">Covarrubias Orozco, Sebastián de. <text:span text:style-name="T11">Emblemas</text:span><text:span text:style-name="T12"> </text:span><text:span text:style-name="T13">morales</text:span>. Madrid, 16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aith, Hearing and the Power of Music in Devotional Music of the Spanish Empire</dc:title>
  </office:meta>
</office:document-meta>
</file>